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2]/50*0.15 + [.P2]/50*0.15 + [.Q2]/100*0.2" office:value-type="float" office:value="0.198" calcext:value-type="float">
            <text:p>0.19800</text:p>
          </table:table-cell>
          <table:table-cell/>
          <table:table-cell table:style-name="ce5" table:number-columns-repeated="3"/>
          <table:table-cell table:style-name="ce7" table:formula="of:=[.O2]/50*0.15 + [.U2]/50*0.15 + [.V2]/100*0.2" office:value-type="float" office:value="0.198" calcext:value-type="float">
            <text:p>0.19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W2] + [.AC2] + [.AF2]" office:value-type="float" office:value="0.198" calcext:value-type="float">
            <text:p>0.19800</text:p>
          </table:table-cell>
          <table:table-cell table:style-name="ce15" table:formula="of:=IF([.AH2]&gt;=0.9875;&quot;A+&quot;;  IF([.AH2]&gt;=0.94; &quot;A&quot;; IF([.AH2]&gt;=0.9; &quot;A-&quot;; IF([.AH2]&gt;=0.87; &quot;B+&quot;; IF([.AH2]&gt;=0.84;&quot;B&quot;; IF([.AH2]&gt;=0.8; &quot;B-&quot;; IF([.AH2]&gt;=0.77; &quot;C+&quot;; IF([.AH2]&gt;=0.74;&quot;C&quot;; IF([.AH2]&gt;=0.7; &quot;C-&quot;; IF([.AH2]&gt;=0.67; &quot;D+&quot;; IF([.AH2]&gt;=0.64;&quot;D&quot;; IF([.AH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3]/50*0.15 + [.P3]/50*0.15 + [.Q3]/100*0.2" office:value-type="float" office:value="0.174" calcext:value-type="float">
            <text:p>0.17400</text:p>
          </table:table-cell>
          <table:table-cell/>
          <table:table-cell table:style-name="ce5" table:number-columns-repeated="3"/>
          <table:table-cell table:style-name="ce7" table:formula="of:=[.O3]/50*0.15 + [.U3]/50*0.15 + [.V3]/100*0.2" office:value-type="float" office:value="0.174" calcext:value-type="float">
            <text:p>0.17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W3] + [.AC3] + [.AF3]" office:value-type="float" office:value="0.174" calcext:value-type="float">
            <text:p>0.17400</text:p>
          </table:table-cell>
          <table:table-cell table:style-name="ce15" table:formula="of:=IF([.AH3]&gt;=0.9875;&quot;A+&quot;;  IF([.AH3]&gt;=0.94; &quot;A&quot;; IF([.AH3]&gt;=0.9; &quot;A-&quot;; IF([.AH3]&gt;=0.87; &quot;B+&quot;; IF([.AH3]&gt;=0.84;&quot;B&quot;; IF([.AH3]&gt;=0.8; &quot;B-&quot;; IF([.AH3]&gt;=0.77; &quot;C+&quot;; IF([.AH3]&gt;=0.74;&quot;C&quot;; IF([.AH3]&gt;=0.7; &quot;C-&quot;; IF([.AH3]&gt;=0.67; &quot;D+&quot;; IF([.AH3]&gt;=0.64;&quot;D&quot;; IF([.AH3]&gt;=0.6; &quot;D-&quot;; &quot;F&quot;))))))))))))" office:value-type="string" office:string-value="F" calcext:value-type="string">
            <text:p>F</text:p>
          </table:table-cell>
          <table:table-cell table:style-name="ce17" table:formula="of:=VLOOKUP([.AI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O4]/50*0.15 + [.P4]/50*0.15 + [.Q4]/100*0.2" office:value-type="float" office:value="0.294" calcext:value-type="float">
            <text:p>0.29400</text:p>
          </table:table-cell>
          <table:table-cell/>
          <table:table-cell table:style-name="ce5" table:number-columns-repeated="3"/>
          <table:table-cell table:style-name="ce7" table:formula="of:=[.O4]/50*0.15 + [.U4]/50*0.15 + [.V4]/100*0.2" office:value-type="float" office:value="0.294" calcext:value-type="float">
            <text:p>0.29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W4] + [.AC4] + [.AF4]" office:value-type="float" office:value="0.294" calcext:value-type="float">
            <text:p>0.29400</text:p>
          </table:table-cell>
          <table:table-cell table:style-name="ce15" table:formula="of:=IF([.AH4]&gt;=0.9875;&quot;A+&quot;;  IF([.AH4]&gt;=0.94; &quot;A&quot;; IF([.AH4]&gt;=0.9; &quot;A-&quot;; IF([.AH4]&gt;=0.87; &quot;B+&quot;; IF([.AH4]&gt;=0.84;&quot;B&quot;; IF([.AH4]&gt;=0.8; &quot;B-&quot;; IF([.AH4]&gt;=0.77; &quot;C+&quot;; IF([.AH4]&gt;=0.74;&quot;C&quot;; IF([.AH4]&gt;=0.7; &quot;C-&quot;; IF([.AH4]&gt;=0.67; &quot;D+&quot;; IF([.AH4]&gt;=0.64;&quot;D&quot;; IF([.AH4]&gt;=0.6; &quot;D-&quot;; &quot;F&quot;))))))))))))" office:value-type="string" office:string-value="F" calcext:value-type="string">
            <text:p>F</text:p>
          </table:table-cell>
          <table:table-cell table:style-name="ce17" table:formula="of:=VLOOKUP([.AI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O5]/50*0.15 + [.P5]/50*0.15 + [.Q5]/100*0.2" office:value-type="float" office:value="0.177" calcext:value-type="float">
            <text:p>0.17700</text:p>
          </table:table-cell>
          <table:table-cell/>
          <table:table-cell table:style-name="ce5" table:number-columns-repeated="3"/>
          <table:table-cell table:style-name="ce7" table:formula="of:=[.O5]/50*0.15 + [.U5]/50*0.15 + [.V5]/100*0.2" office:value-type="float" office:value="0.177" calcext:value-type="float">
            <text:p>0.17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W5] + [.AC5] + [.AF5]" office:value-type="float" office:value="0.177" calcext:value-type="float">
            <text:p>0.17700</text:p>
          </table:table-cell>
          <table:table-cell table:style-name="ce15" table:formula="of:=IF([.AH5]&gt;=0.9875;&quot;A+&quot;;  IF([.AH5]&gt;=0.94; &quot;A&quot;; IF([.AH5]&gt;=0.9; &quot;A-&quot;; IF([.AH5]&gt;=0.87; &quot;B+&quot;; IF([.AH5]&gt;=0.84;&quot;B&quot;; IF([.AH5]&gt;=0.8; &quot;B-&quot;; IF([.AH5]&gt;=0.77; &quot;C+&quot;; IF([.AH5]&gt;=0.74;&quot;C&quot;; IF([.AH5]&gt;=0.7; &quot;C-&quot;; IF([.AH5]&gt;=0.67; &quot;D+&quot;; IF([.AH5]&gt;=0.64;&quot;D&quot;; IF([.AH5]&gt;=0.6; &quot;D-&quot;; &quot;F&quot;))))))))))))" office:value-type="string" office:string-value="F" calcext:value-type="string">
            <text:p>F</text:p>
          </table:table-cell>
          <table:table-cell table:style-name="ce17" table:formula="of:=VLOOKUP([.AI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6]/50*0.15 + [.P6]/50*0.15 + [.Q6]/100*0.2" office:value-type="float" office:value="0.174" calcext:value-type="float">
            <text:p>0.17400</text:p>
          </table:table-cell>
          <table:table-cell/>
          <table:table-cell table:style-name="ce5" table:number-columns-repeated="3"/>
          <table:table-cell table:style-name="ce7" table:formula="of:=[.O6]/50*0.15 + [.U6]/50*0.15 + [.V6]/100*0.2" office:value-type="float" office:value="0.174" calcext:value-type="float">
            <text:p>0.17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W6] + [.AC6] + [.AF6]" office:value-type="float" office:value="0.174" calcext:value-type="float">
            <text:p>0.17400</text:p>
          </table:table-cell>
          <table:table-cell table:style-name="ce15" table:formula="of:=IF([.AH6]&gt;=0.9875;&quot;A+&quot;;  IF([.AH6]&gt;=0.94; &quot;A&quot;; IF([.AH6]&gt;=0.9; &quot;A-&quot;; IF([.AH6]&gt;=0.87; &quot;B+&quot;; IF([.AH6]&gt;=0.84;&quot;B&quot;; IF([.AH6]&gt;=0.8; &quot;B-&quot;; IF([.AH6]&gt;=0.77; &quot;C+&quot;; IF([.AH6]&gt;=0.74;&quot;C&quot;; IF([.AH6]&gt;=0.7; &quot;C-&quot;; IF([.AH6]&gt;=0.67; &quot;D+&quot;; IF([.AH6]&gt;=0.64;&quot;D&quot;; IF([.AH6]&gt;=0.6; &quot;D-&quot;; &quot;F&quot;))))))))))))" office:value-type="string" office:string-value="F" calcext:value-type="string">
            <text:p>F</text:p>
          </table:table-cell>
          <table:table-cell table:style-name="ce17" table:formula="of:=VLOOKUP([.AI6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O7]/50*0.15 + [.P7]/50*0.15 + [.Q7]/100*0.2" office:value-type="float" office:value="0.222" calcext:value-type="float">
            <text:p>0.22200</text:p>
          </table:table-cell>
          <table:table-cell/>
          <table:table-cell table:style-name="ce5" table:number-columns-repeated="3"/>
          <table:table-cell table:style-name="ce7" table:formula="of:=[.O7]/50*0.15 + [.U7]/50*0.15 + [.V7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W7] + [.AC7] + [.AF7]" office:value-type="float" office:value="0.222" calcext:value-type="float">
            <text:p>0.22200</text:p>
          </table:table-cell>
          <table:table-cell table:style-name="ce15" table:formula="of:=IF([.AH7]&gt;=0.9875;&quot;A+&quot;;  IF([.AH7]&gt;=0.94; &quot;A&quot;; IF([.AH7]&gt;=0.9; &quot;A-&quot;; IF([.AH7]&gt;=0.87; &quot;B+&quot;; IF([.AH7]&gt;=0.84;&quot;B&quot;; IF([.AH7]&gt;=0.8; &quot;B-&quot;; IF([.AH7]&gt;=0.77; &quot;C+&quot;; IF([.AH7]&gt;=0.74;&quot;C&quot;; IF([.AH7]&gt;=0.7; &quot;C-&quot;; IF([.AH7]&gt;=0.67; &quot;D+&quot;; IF([.AH7]&gt;=0.64;&quot;D&quot;; IF([.AH7]&gt;=0.6; &quot;D-&quot;; &quot;F&quot;))))))))))))" office:value-type="string" office:string-value="F" calcext:value-type="string">
            <text:p>F</text:p>
          </table:table-cell>
          <table:table-cell table:style-name="ce17" table:formula="of:=VLOOKUP([.AI7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O8]/50*0.15 + [.P8]/50*0.15 + [.Q8]/100*0.2" office:value-type="float" office:value="0.186" calcext:value-type="float">
            <text:p>0.18600</text:p>
          </table:table-cell>
          <table:table-cell/>
          <table:table-cell table:style-name="ce5" table:number-columns-repeated="3"/>
          <table:table-cell table:style-name="ce7" table:formula="of:=[.O8]/50*0.15 + [.U8]/50*0.15 + [.V8]/100*0.2" office:value-type="float" office:value="0.186" calcext:value-type="float">
            <text:p>0.18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W8] + [.AC8] + [.AF8]" office:value-type="float" office:value="0.186" calcext:value-type="float">
            <text:p>0.18600</text:p>
          </table:table-cell>
          <table:table-cell table:style-name="ce15" table:formula="of:=IF([.AH8]&gt;=0.9875;&quot;A+&quot;;  IF([.AH8]&gt;=0.94; &quot;A&quot;; IF([.AH8]&gt;=0.9; &quot;A-&quot;; IF([.AH8]&gt;=0.87; &quot;B+&quot;; IF([.AH8]&gt;=0.84;&quot;B&quot;; IF([.AH8]&gt;=0.8; &quot;B-&quot;; IF([.AH8]&gt;=0.77; &quot;C+&quot;; IF([.AH8]&gt;=0.74;&quot;C&quot;; IF([.AH8]&gt;=0.7; &quot;C-&quot;; IF([.AH8]&gt;=0.67; &quot;D+&quot;; IF([.AH8]&gt;=0.64;&quot;D&quot;; IF([.AH8]&gt;=0.6; &quot;D-&quot;; &quot;F&quot;))))))))))))" office:value-type="string" office:string-value="F" calcext:value-type="string">
            <text:p>F</text:p>
          </table:table-cell>
          <table:table-cell table:style-name="ce17" table:formula="of:=VLOOKUP([.AI8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O10]/50*0.15 + [.P10]/50*0.15 + [.Q10]/100*0.2" office:value-type="float" office:value="0.237" calcext:value-type="float">
            <text:p>0.23700</text:p>
          </table:table-cell>
          <table:table-cell/>
          <table:table-cell table:style-name="ce5" table:number-columns-repeated="3"/>
          <table:table-cell table:style-name="ce7" table:formula="of:=[.O10]/50*0.15 + [.U10]/50*0.15 + [.V10]/100*0.2" office:value-type="float" office:value="0.237" calcext:value-type="float">
            <text:p>0.23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W10] + [.AC10] + [.AF10]" office:value-type="float" office:value="0.237" calcext:value-type="float">
            <text:p>0.23700</text:p>
          </table:table-cell>
          <table:table-cell table:style-name="ce15" table:formula="of:=IF([.AH10]&gt;=0.9875;&quot;A+&quot;;  IF([.AH10]&gt;=0.94; &quot;A&quot;; IF([.AH10]&gt;=0.9; &quot;A-&quot;; IF([.AH10]&gt;=0.87; &quot;B+&quot;; IF([.AH10]&gt;=0.84;&quot;B&quot;; IF([.AH10]&gt;=0.8; &quot;B-&quot;; IF([.AH10]&gt;=0.77; &quot;C+&quot;; IF([.AH10]&gt;=0.74;&quot;C&quot;; IF([.AH10]&gt;=0.7; &quot;C-&quot;; IF([.AH10]&gt;=0.67; &quot;D+&quot;; IF([.AH10]&gt;=0.64;&quot;D&quot;; IF([.AH10]&gt;=0.6; &quot;D-&quot;; &quot;F&quot;))))))))))))" office:value-type="string" office:string-value="F" calcext:value-type="string">
            <text:p>F</text:p>
          </table:table-cell>
          <table:table-cell table:style-name="ce17" table:formula="of:=VLOOKUP([.AI10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1]/50*0.15 + [.P11]/50*0.15 + [.Q11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table:style-name="ce7" table:formula="of:=[.O11]/50*0.15 + [.U11]/50*0.15 + [.V11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W11] + [.AC11] + [.AF11]" office:value-type="float" office:value="0.234" calcext:value-type="float">
            <text:p>0.23400</text:p>
          </table:table-cell>
          <table:table-cell table:style-name="ce15" table:formula="of:=IF([.AH11]&gt;=0.9875;&quot;A+&quot;;  IF([.AH11]&gt;=0.94; &quot;A&quot;; IF([.AH11]&gt;=0.9; &quot;A-&quot;; IF([.AH11]&gt;=0.87; &quot;B+&quot;; IF([.AH11]&gt;=0.84;&quot;B&quot;; IF([.AH11]&gt;=0.8; &quot;B-&quot;; IF([.AH11]&gt;=0.77; &quot;C+&quot;; IF([.AH11]&gt;=0.74;&quot;C&quot;; IF([.AH11]&gt;=0.7; &quot;C-&quot;; IF([.AH11]&gt;=0.67; &quot;D+&quot;; IF([.AH11]&gt;=0.64;&quot;D&quot;; IF([.AH11]&gt;=0.6; &quot;D-&quot;; &quot;F&quot;))))))))))))" office:value-type="string" office:string-value="F" calcext:value-type="string">
            <text:p>F</text:p>
          </table:table-cell>
          <table:table-cell table:style-name="ce17" table:formula="of:=VLOOKUP([.AI11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O12]/50*0.15 + [.P12]/50*0.15 + [.Q12]/100*0.2" office:value-type="float" office:value="0.258" calcext:value-type="float">
            <text:p>0.25800</text:p>
          </table:table-cell>
          <table:table-cell/>
          <table:table-cell table:style-name="ce5" table:number-columns-repeated="3"/>
          <table:table-cell table:style-name="ce7" table:formula="of:=[.O12]/50*0.15 + [.U12]/50*0.15 + [.V12]/100*0.2" office:value-type="float" office:value="0.258" calcext:value-type="float">
            <text:p>0.25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W12] + [.AC12] + [.AF12]" office:value-type="float" office:value="0.258" calcext:value-type="float">
            <text:p>0.25800</text:p>
          </table:table-cell>
          <table:table-cell table:style-name="ce15" table:formula="of:=IF([.AH12]&gt;=0.9875;&quot;A+&quot;;  IF([.AH12]&gt;=0.94; &quot;A&quot;; IF([.AH12]&gt;=0.9; &quot;A-&quot;; IF([.AH12]&gt;=0.87; &quot;B+&quot;; IF([.AH12]&gt;=0.84;&quot;B&quot;; IF([.AH12]&gt;=0.8; &quot;B-&quot;; IF([.AH12]&gt;=0.77; &quot;C+&quot;; IF([.AH12]&gt;=0.74;&quot;C&quot;; IF([.AH12]&gt;=0.7; &quot;C-&quot;; IF([.AH12]&gt;=0.67; &quot;D+&quot;; IF([.AH12]&gt;=0.64;&quot;D&quot;; IF([.AH12]&gt;=0.6; &quot;D-&quot;; &quot;F&quot;))))))))))))" office:value-type="string" office:string-value="F" calcext:value-type="string">
            <text:p>F</text:p>
          </table:table-cell>
          <table:table-cell table:style-name="ce17" table:formula="of:=VLOOKUP([.AI1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O13]/50*0.15 + [.P13]/50*0.15 + [.Q13]/100*0.2" office:value-type="float" office:value="0.249" calcext:value-type="float">
            <text:p>0.24900</text:p>
          </table:table-cell>
          <table:table-cell/>
          <table:table-cell table:style-name="ce5" table:number-columns-repeated="3"/>
          <table:table-cell table:style-name="ce7" table:formula="of:=[.O13]/50*0.15 + [.U13]/50*0.15 + [.V13]/100*0.2" office:value-type="float" office:value="0.249" calcext:value-type="float">
            <text:p>0.24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W13] + [.AC13] + [.AF13]" office:value-type="float" office:value="0.249" calcext:value-type="float">
            <text:p>0.24900</text:p>
          </table:table-cell>
          <table:table-cell table:style-name="ce15" table:formula="of:=IF([.AH13]&gt;=0.9875;&quot;A+&quot;;  IF([.AH13]&gt;=0.94; &quot;A&quot;; IF([.AH13]&gt;=0.9; &quot;A-&quot;; IF([.AH13]&gt;=0.87; &quot;B+&quot;; IF([.AH13]&gt;=0.84;&quot;B&quot;; IF([.AH13]&gt;=0.8; &quot;B-&quot;; IF([.AH13]&gt;=0.77; &quot;C+&quot;; IF([.AH13]&gt;=0.74;&quot;C&quot;; IF([.AH13]&gt;=0.7; &quot;C-&quot;; IF([.AH13]&gt;=0.67; &quot;D+&quot;; IF([.AH13]&gt;=0.64;&quot;D&quot;; IF([.AH13]&gt;=0.6; &quot;D-&quot;; &quot;F&quot;))))))))))))" office:value-type="string" office:string-value="F" calcext:value-type="string">
            <text:p>F</text:p>
          </table:table-cell>
          <table:table-cell table:style-name="ce17" table:formula="of:=VLOOKUP([.AI1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14]/50*0.15 + [.P14]/50*0.15 + [.Q14]/100*0.2" office:value-type="float" office:value="0.198" calcext:value-type="float">
            <text:p>0.19800</text:p>
          </table:table-cell>
          <table:table-cell/>
          <table:table-cell table:style-name="ce5" table:number-columns-repeated="3"/>
          <table:table-cell table:style-name="ce7" table:formula="of:=[.O14]/50*0.15 + [.U14]/50*0.15 + [.V14]/100*0.2" office:value-type="float" office:value="0.198" calcext:value-type="float">
            <text:p>0.19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W14] + [.AC14] + [.AF14]" office:value-type="float" office:value="0.198" calcext:value-type="float">
            <text:p>0.19800</text:p>
          </table:table-cell>
          <table:table-cell table:style-name="ce15" table:formula="of:=IF([.AH14]&gt;=0.9875;&quot;A+&quot;;  IF([.AH14]&gt;=0.94; &quot;A&quot;; IF([.AH14]&gt;=0.9; &quot;A-&quot;; IF([.AH14]&gt;=0.87; &quot;B+&quot;; IF([.AH14]&gt;=0.84;&quot;B&quot;; IF([.AH14]&gt;=0.8; &quot;B-&quot;; IF([.AH14]&gt;=0.77; &quot;C+&quot;; IF([.AH14]&gt;=0.74;&quot;C&quot;; IF([.AH14]&gt;=0.7; &quot;C-&quot;; IF([.AH14]&gt;=0.67; &quot;D+&quot;; IF([.AH14]&gt;=0.64;&quot;D&quot;; IF([.AH14]&gt;=0.6; &quot;D-&quot;; &quot;F&quot;))))))))))))" office:value-type="string" office:string-value="F" calcext:value-type="string">
            <text:p>F</text:p>
          </table:table-cell>
          <table:table-cell table:style-name="ce17" table:formula="of:=VLOOKUP([.AI1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O15]/50*0.15 + [.P15]/50*0.15 + [.Q15]/100*0.2" office:value-type="float" office:value="0.213" calcext:value-type="float">
            <text:p>0.21300</text:p>
          </table:table-cell>
          <table:table-cell/>
          <table:table-cell table:style-name="ce5" table:number-columns-repeated="3"/>
          <table:table-cell table:style-name="ce7" table:formula="of:=[.O15]/50*0.15 + [.U15]/50*0.15 + [.V15]/100*0.2" office:value-type="float" office:value="0.213" calcext:value-type="float">
            <text:p>0.213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W15] + [.AC15] + [.AF15]" office:value-type="float" office:value="0.213" calcext:value-type="float">
            <text:p>0.21300</text:p>
          </table:table-cell>
          <table:table-cell table:style-name="ce15" table:formula="of:=IF([.AH15]&gt;=0.9875;&quot;A+&quot;;  IF([.AH15]&gt;=0.94; &quot;A&quot;; IF([.AH15]&gt;=0.9; &quot;A-&quot;; IF([.AH15]&gt;=0.87; &quot;B+&quot;; IF([.AH15]&gt;=0.84;&quot;B&quot;; IF([.AH15]&gt;=0.8; &quot;B-&quot;; IF([.AH15]&gt;=0.77; &quot;C+&quot;; IF([.AH15]&gt;=0.74;&quot;C&quot;; IF([.AH15]&gt;=0.7; &quot;C-&quot;; IF([.AH15]&gt;=0.67; &quot;D+&quot;; IF([.AH15]&gt;=0.64;&quot;D&quot;; IF([.AH15]&gt;=0.6; &quot;D-&quot;; &quot;F&quot;))))))))))))" office:value-type="string" office:string-value="F" calcext:value-type="string">
            <text:p>F</text:p>
          </table:table-cell>
          <table:table-cell table:style-name="ce17" table:formula="of:=VLOOKUP([.AI1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O16]/50*0.15 + [.P16]/50*0.15 + [.Q16]/100*0.2" office:value-type="float" office:value="0.156" calcext:value-type="float">
            <text:p>0.15600</text:p>
          </table:table-cell>
          <table:table-cell/>
          <table:table-cell table:style-name="ce5" table:number-columns-repeated="3"/>
          <table:table-cell table:style-name="ce7" table:formula="of:=[.O16]/50*0.15 + [.U16]/50*0.15 + [.V16]/100*0.2" office:value-type="float" office:value="0.156" calcext:value-type="float">
            <text:p>0.15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W16] + [.AC16] + [.AF16]" office:value-type="float" office:value="0.156" calcext:value-type="float">
            <text:p>0.15600</text:p>
          </table:table-cell>
          <table:table-cell table:style-name="ce15" table:formula="of:=IF([.AH16]&gt;=0.9875;&quot;A+&quot;;  IF([.AH16]&gt;=0.94; &quot;A&quot;; IF([.AH16]&gt;=0.9; &quot;A-&quot;; IF([.AH16]&gt;=0.87; &quot;B+&quot;; IF([.AH16]&gt;=0.84;&quot;B&quot;; IF([.AH16]&gt;=0.8; &quot;B-&quot;; IF([.AH16]&gt;=0.77; &quot;C+&quot;; IF([.AH16]&gt;=0.74;&quot;C&quot;; IF([.AH16]&gt;=0.7; &quot;C-&quot;; IF([.AH16]&gt;=0.67; &quot;D+&quot;; IF([.AH16]&gt;=0.64;&quot;D&quot;; IF([.AH16]&gt;=0.6; &quot;D-&quot;; &quot;F&quot;))))))))))))" office:value-type="string" office:string-value="F" calcext:value-type="string">
            <text:p>F</text:p>
          </table:table-cell>
          <table:table-cell table:style-name="ce17" table:formula="of:=VLOOKUP([.AI16]; [.$AO$2:.$AP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O17]/50*0.15 + [.P17]/50*0.15 + [.Q17]/100*0.2" office:value-type="float" office:value="0.195" calcext:value-type="float">
            <text:p>0.19500</text:p>
          </table:table-cell>
          <table:table-cell/>
          <table:table-cell table:style-name="ce5" table:number-columns-repeated="3"/>
          <table:table-cell table:style-name="ce7" table:formula="of:=[.O17]/50*0.15 + [.U17]/50*0.15 + [.V17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W17] + [.AC17] + [.AF17]" office:value-type="float" office:value="0.195" calcext:value-type="float">
            <text:p>0.19500</text:p>
          </table:table-cell>
          <table:table-cell table:style-name="ce15" table:formula="of:=IF([.AH17]&gt;=0.9875;&quot;A+&quot;;  IF([.AH17]&gt;=0.94; &quot;A&quot;; IF([.AH17]&gt;=0.9; &quot;A-&quot;; IF([.AH17]&gt;=0.87; &quot;B+&quot;; IF([.AH17]&gt;=0.84;&quot;B&quot;; IF([.AH17]&gt;=0.8; &quot;B-&quot;; IF([.AH17]&gt;=0.77; &quot;C+&quot;; IF([.AH17]&gt;=0.74;&quot;C&quot;; IF([.AH17]&gt;=0.7; &quot;C-&quot;; IF([.AH17]&gt;=0.67; &quot;D+&quot;; IF([.AH17]&gt;=0.64;&quot;D&quot;; IF([.AH17]&gt;=0.6; &quot;D-&quot;; &quot;F&quot;))))))))))))" office:value-type="string" office:string-value="F" calcext:value-type="string">
            <text:p>F</text:p>
          </table:table-cell>
          <table:table-cell table:style-name="ce17" table:formula="of:=VLOOKUP([.AI17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O18]/50*0.15 + [.P18]/50*0.15 + [.Q18]/100*0.2" office:value-type="float" office:value="0.216" calcext:value-type="float">
            <text:p>0.21600</text:p>
          </table:table-cell>
          <table:table-cell/>
          <table:table-cell table:style-name="ce5" table:number-columns-repeated="3"/>
          <table:table-cell table:style-name="ce7" table:formula="of:=[.O18]/50*0.15 + [.U18]/50*0.15 + [.V18]/100*0.2" office:value-type="float" office:value="0.216" calcext:value-type="float">
            <text:p>0.21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W18] + [.AC18] + [.AF18]" office:value-type="float" office:value="0.216" calcext:value-type="float">
            <text:p>0.21600</text:p>
          </table:table-cell>
          <table:table-cell table:style-name="ce15" table:formula="of:=IF([.AH18]&gt;=0.9875;&quot;A+&quot;;  IF([.AH18]&gt;=0.94; &quot;A&quot;; IF([.AH18]&gt;=0.9; &quot;A-&quot;; IF([.AH18]&gt;=0.87; &quot;B+&quot;; IF([.AH18]&gt;=0.84;&quot;B&quot;; IF([.AH18]&gt;=0.8; &quot;B-&quot;; IF([.AH18]&gt;=0.77; &quot;C+&quot;; IF([.AH18]&gt;=0.74;&quot;C&quot;; IF([.AH18]&gt;=0.7; &quot;C-&quot;; IF([.AH18]&gt;=0.67; &quot;D+&quot;; IF([.AH18]&gt;=0.64;&quot;D&quot;; IF([.AH18]&gt;=0.6; &quot;D-&quot;; &quot;F&quot;))))))))))))" office:value-type="string" office:string-value="F" calcext:value-type="string">
            <text:p>F</text:p>
          </table:table-cell>
          <table:table-cell table:style-name="ce17" table:formula="of:=VLOOKUP([.AI18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9]/50*0.15 + [.P19]/50*0.15 + [.Q19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table:style-name="ce7" table:formula="of:=[.O19]/50*0.15 + [.U19]/50*0.15 + [.V19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W19] + [.AC19] + [.AF19]" office:value-type="float" office:value="0.234" calcext:value-type="float">
            <text:p>0.23400</text:p>
          </table:table-cell>
          <table:table-cell table:style-name="ce15" table:formula="of:=IF([.AH19]&gt;=0.9875;&quot;A+&quot;;  IF([.AH19]&gt;=0.94; &quot;A&quot;; IF([.AH19]&gt;=0.9; &quot;A-&quot;; IF([.AH19]&gt;=0.87; &quot;B+&quot;; IF([.AH19]&gt;=0.84;&quot;B&quot;; IF([.AH19]&gt;=0.8; &quot;B-&quot;; IF([.AH19]&gt;=0.77; &quot;C+&quot;; IF([.AH19]&gt;=0.74;&quot;C&quot;; IF([.AH19]&gt;=0.7; &quot;C-&quot;; IF([.AH19]&gt;=0.67; &quot;D+&quot;; IF([.AH19]&gt;=0.64;&quot;D&quot;; IF([.AH19]&gt;=0.6; &quot;D-&quot;; &quot;F&quot;))))))))))))" office:value-type="string" office:string-value="F" calcext:value-type="string">
            <text:p>F</text:p>
          </table:table-cell>
          <table:table-cell table:style-name="ce17" table:formula="of:=VLOOKUP([.AI19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U20]/50*0.15 + [.V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W20] + [.AC20] + [.AF20]" office:value-type="float" office:value="0" calcext:value-type="float">
            <text:p>0.00000</text:p>
          </table:table-cell>
          <table:table-cell table:style-name="ce15" table:formula="of:=IF([.AH20]&gt;=0.9875;&quot;A+&quot;;  IF([.AH20]&gt;=0.94; &quot;A&quot;; IF([.AH20]&gt;=0.9; &quot;A-&quot;; IF([.AH20]&gt;=0.87; &quot;B+&quot;; IF([.AH20]&gt;=0.84;&quot;B&quot;; IF([.AH20]&gt;=0.8; &quot;B-&quot;; IF([.AH20]&gt;=0.77; &quot;C+&quot;; IF([.AH20]&gt;=0.74;&quot;C&quot;; IF([.AH20]&gt;=0.7; &quot;C-&quot;; IF([.AH20]&gt;=0.67; &quot;D+&quot;; IF([.AH20]&gt;=0.64;&quot;D&quot;; IF([.AH20]&gt;=0.6; &quot;D-&quot;; &quot;F&quot;))))))))))))" office:value-type="string" office:string-value="F" calcext:value-type="string">
            <text:p>F</text:p>
          </table:table-cell>
          <table:table-cell table:style-name="ce17" table:formula="of:=VLOOKUP([.AI20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O2:.O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 table:formula="of:=[.O21]/50*0.15 + [.U21]/50*0.15 + [.V21]/100*0.2" office:value-type="float" office:value="0.210333333333333" calcext:value-type="float">
            <text:p>0.21033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W21] + [.AC21] + [.AF21]" office:value-type="float" office:value="0.210333333333333" calcext:value-type="float">
            <text:p>0.21033</text:p>
          </table:table-cell>
          <table:table-cell table:style-name="ce15" table:formula="of:=IF([.AH21]&gt;=0.9875;&quot;A+&quot;;  IF([.AH21]&gt;=0.94; &quot;A&quot;; IF([.AH21]&gt;=0.9; &quot;A-&quot;; IF([.AH21]&gt;=0.87; &quot;B+&quot;; IF([.AH21]&gt;=0.84;&quot;B&quot;; IF([.AH21]&gt;=0.8; &quot;B-&quot;; IF([.AH21]&gt;=0.77; &quot;C+&quot;; IF([.AH21]&gt;=0.74;&quot;C&quot;; IF([.AH21]&gt;=0.7; &quot;C-&quot;; IF([.AH21]&gt;=0.67; &quot;D+&quot;; IF([.AH21]&gt;=0.64;&quot;D&quot;; IF([.AH21]&gt;=0.6; &quot;D-&quot;; &quot;F&quot;))))))))))))" office:value-type="string" office:string-value="F" calcext:value-type="string">
            <text:p>F</text:p>
          </table:table-cell>
          <table:table-cell table:style-name="ce17" table:formula="of:=VLOOKUP([.AI21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2]/50*0.15 + [.U22]/50*0.15 + [.V2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W22] + [.AC22] + [.AF22]" office:value-type="float" office:value="0" calcext:value-type="float">
            <text:p>0.00000</text:p>
          </table:table-cell>
          <table:table-cell table:style-name="ce15" table:formula="of:=IF([.AH22]&gt;=0.9875;&quot;A+&quot;;  IF([.AH22]&gt;=0.94; &quot;A&quot;; IF([.AH22]&gt;=0.9; &quot;A-&quot;; IF([.AH22]&gt;=0.87; &quot;B+&quot;; IF([.AH22]&gt;=0.84;&quot;B&quot;; IF([.AH22]&gt;=0.8; &quot;B-&quot;; IF([.AH22]&gt;=0.77; &quot;C+&quot;; IF([.AH22]&gt;=0.74;&quot;C&quot;; IF([.AH22]&gt;=0.7; &quot;C-&quot;; IF([.AH22]&gt;=0.67; &quot;D+&quot;; IF([.AH22]&gt;=0.64;&quot;D&quot;; IF([.AH2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2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H2:.AH19])" office:value-type="float" office:value="0.212647058823529" calcext:value-type="float">
            <text:p>0.2126470588</text:p>
          </table:table-cell>
          <table:table-cell table:style-name="ce12"/>
          <table:table-cell table:style-name="ce15" table:formula="of:=AVERAGE([.AJ2:.AJ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08:50:46.950284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08T18:13:36.254061117</dc:date>
    <dc:creator>Gregory Kapfhammer</dc:creator>
    <meta:editing-duration>P6DT6M40S</meta:editing-duration>
    <meta:editing-cycles>207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94" meta:object-count="0"/>
  </office:meta>
</office:document-meta>
</file>